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151b6" officeooo:paragraph-rsid="001151b6"/>
    </style:style>
    <style:style style:name="P2" style:family="paragraph" style:parent-style-name="Standard">
      <style:paragraph-properties fo:text-align="justify" style:justify-single-word="false"/>
      <style:text-properties officeooo:rsid="001151b6" officeooo:paragraph-rsid="0014e4d0"/>
    </style:style>
    <style:style style:name="P3" style:family="paragraph" style:parent-style-name="Standard">
      <style:paragraph-properties fo:text-align="justify" style:justify-single-word="false"/>
      <style:text-properties officeooo:rsid="001151b6" officeooo:paragraph-rsid="0016c2de"/>
    </style:style>
    <style:style style:name="T1" style:family="text">
      <style:text-properties fo:font-style="italic" style:font-style-asian="italic" style:font-style-complex="italic"/>
    </style:style>
    <style:style style:name="T2" style:family="text">
      <style:text-properties fo:font-style="italic" officeooo:rsid="001198f2" style:font-style-asian="italic" style:font-style-complex="italic"/>
    </style:style>
    <style:style style:name="T3" style:family="text">
      <style:text-properties fo:font-style="italic" officeooo:rsid="0013e401" style:font-style-asian="italic" style:font-style-complex="italic"/>
    </style:style>
    <style:style style:name="T4" style:family="text">
      <style:text-properties fo:font-style="italic" officeooo:rsid="0014e4d0" style:font-style-asian="italic" style:font-style-complex="italic"/>
    </style:style>
    <style:style style:name="T5" style:family="text">
      <style:text-properties fo:font-style="italic" officeooo:rsid="0016bc12" style:font-style-asian="italic" style:font-style-complex="italic"/>
    </style:style>
    <style:style style:name="T6" style:family="text">
      <style:text-properties fo:font-style="italic" officeooo:rsid="0017affb" style:font-style-asian="italic" style:font-style-complex="italic"/>
    </style:style>
    <style:style style:name="T7" style:family="text">
      <style:text-properties fo:font-style="italic" officeooo:rsid="0018e894" style:font-style-asian="italic" style:font-style-complex="italic"/>
    </style:style>
    <style:style style:name="T8" style:family="text">
      <style:text-properties officeooo:rsid="001198f2"/>
    </style:style>
    <style:style style:name="T9" style:family="text">
      <style:text-properties fo:font-style="normal" style:font-style-asian="normal" style:font-style-complex="normal"/>
    </style:style>
    <style:style style:name="T10" style:family="text">
      <style:text-properties fo:font-style="normal" officeooo:rsid="0013e401" style:font-style-asian="normal" style:font-style-complex="normal"/>
    </style:style>
    <style:style style:name="T11" style:family="text">
      <style:text-properties fo:font-style="normal" officeooo:rsid="0014e4d0" style:font-style-asian="normal" style:font-style-complex="normal"/>
    </style:style>
    <style:style style:name="T12" style:family="text">
      <style:text-properties fo:font-style="normal" officeooo:rsid="0016bc12" style:font-style-asian="normal" style:font-style-complex="normal"/>
    </style:style>
    <style:style style:name="T13" style:family="text">
      <style:text-properties fo:font-style="normal" officeooo:rsid="0016c2de" style:font-style-asian="normal" style:font-style-complex="normal"/>
    </style:style>
    <style:style style:name="T14" style:family="text">
      <style:text-properties fo:font-style="normal" officeooo:rsid="0017affb" style:font-style-asian="normal" style:font-style-complex="normal"/>
    </style:style>
    <style:style style:name="T15" style:family="text">
      <style:text-properties fo:font-style="normal" officeooo:rsid="0018948b" style:font-style-asian="normal" style:font-style-complex="normal"/>
    </style:style>
    <style:style style:name="T16" style:family="text">
      <style:text-properties fo:font-style="normal" officeooo:rsid="0018e894"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8">Modalitatea abordata pentru a implementa un serviciu tolerant la erori presupune replicarea acestuia si crearea unor instante multiple care esueaza independent. In acest mod, erorile sunt ascunsa clientului cat timp exista replici operationale. Pentru a asigura consistenta replicilor este necesar ca cererile sa fie procesate in ordinea in care au fost emise si trebuie sa aiba un comportament deterministic. Aceasta conditie poate fi indeplinita folosind algoritmi distribuiti precum </text:span><text:span text:style-name="T2">reliable </text:span><text:span text:style-name="T3">total order multicast </text:span><text:span text:style-name="T10">care garamteaza ca toate mesajele sunt transmise in aceeasi ordine catre toate replicile disponibile</text:span><text:span text:style-name="T3">. </text:span><text:span text:style-name="T4">C</text:span><text:span text:style-name="T10">omportamentul deterministic </text:span><text:span text:style-name="T11">era asigurat pri</text:span><text:span text:style-name="T10">ntr-un mediu </text:span><text:span text:style-name="T3">single-threaded </text:span><text:span text:style-name="T11">a replicilor</text:span><text:span text:style-name="T10">. </text:span><text:span text:style-name="T11">Cu toate acestea, aceasta abordare nu poate fi aplicata pentru anumite medii precum un server CORBA sau <text:s/>un server de tranzactii fiind prea restrictiva. </text:span></text:p>
      <text:p text:style-name="P2"><text:span text:style-name="T11"><text:tab/>Algoritmii care permit crearea unor replici multithreaded nu sunt fezabili in cadrul unui sistem tranzactional </text:span><text:span text:style-name="T12">deoarece daca fiecare serviciu se comoprta ca o tranzactie si strategia de control a concurentei este bazata pe o metoda de blocare (</text:span><text:span text:style-name="T5">pessimistic</text:span><text:span text:style-name="T12">), serverul va intrerupe procesarea cererilor cand o tranzactie este blocata pe un bloc de date, iar orice cerere nu va fi procesata pana cand tranzactia este finalizata chiar si in situatia in care acestea nu acceseaza acelasi bloc de date.</text:span></text:p>
      <text:p text:style-name="P3"><text:span text:style-name="T12"><text:tab/></text:span><text:span text:style-name="T9">Articolul </text:span><text:span text:style-name="T1">Deterministic Scheduling for Transactional Multithreaded Replicas </text:span><text:span text:style-name="T9">prezinta un algoritm de programare non-preemptiva pentru replici multithreaded ale unui serviciu intr-un context tranzactional. Prinicipalele sale caracteristici sunt: caracterul deterministic in programarea replicilor active si executarea mai multor tranzactii in mod concurent. </text:span></text:p>
      <text:p text:style-name="P3"><text:span text:style-name="T12"><text:tab/></text:span><text:span text:style-name="T13">Articolul este compus din 6 sectiuni. Autorii realizeaza si o comparatie cu alte abordari si prezinta concluzii elocvente.</text:span></text:p>
      <text:p text:style-name="P3"><text:span text:style-name="T13"><text:tab/></text:span><text:span text:style-name="T14">Sistemul propus consta dintr-un set de noduri interconectate prin intermediul unei retele. Nodurile se presupun a fi de tip </text:span><text:span text:style-name="T6">fail-silent </text:span><text:span text:style-name="T14">si ca reteaua nu are partitii. Nu se iau in considerare esuarile de tip </text:span><text:span text:style-name="T6">byzantine </text:span><text:span text:style-name="T14">sau non-determinismul intreruperilor software. </text:span><text:span text:style-name="T15">Un server expune un set de servicii pe care clientii le pot invoca prin trimiterea de cereri. Serverele sunt replicate, ceea ce inseamna ca fiecare sunt instante identice (acelasi cod si aceleasi date). Pentru a creste toleranta la erori, replicile ruleaza pe siteuri diferite.</text:span></text:p>
      <text:p text:style-name="P3"><text:span text:style-name="T16"><text:tab/>Clientii comunica cu serverele folosind algoritmi de comunicare distributiva (</text:span><text:span text:style-name="T7">multicast).</text:span><text:span text:style-name="T16"> Articolul propune algoritmul </text:span><text:span text:style-name="T7">total order multicast. Total order </text:span><text:span text:style-name="T16">inseamna ca mesajele sunt transmise in aceasi ordine catre toate replicile. In</text:span><text:span text:style-name="T7"> </text:span><text:span text:style-name="T16">ceea ce priveste toleranta la erori, </text:span><text:span text:style-name="T7">reliable multicast </text:span><text:span text:style-name="T16">asigura ca un mesaj este transmis catre toate sau nicio replica disponibila. Interactiunea client-server este sincrona, adica un client ramane blocat pana primeste un raspuns de la ser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22:30:10.698705705</meta:creation-date>
    <dc:date>2017-11-28T23:38:21.575246790</dc:date>
    <meta:editing-duration>PT26M1S</meta:editing-duration>
    <meta:editing-cycles>6</meta:editing-cycles>
    <meta:generator>LibreOffice/5.1.6.2$Linux_X86_64 LibreOffice_project/10m0$Build-2</meta:generator>
    <meta:document-statistic meta:table-count="0" meta:image-count="0" meta:object-count="0" meta:page-count="1" meta:paragraph-count="6" meta:word-count="404" meta:character-count="2859" meta:non-whitespace-character-count="2452"/>
  </office:meta>
</office:document-meta>
</file>